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5in"/>
    </style:style>
    <style:style style:name="Table1.C" style:family="table-column">
      <style:table-column-properties style:column-width="2.4271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4375in"/>
    </style:style>
    <style:style style:name="Table2.C" style:family="table-column">
      <style:table-column-properties style:column-width="2.8021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C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Preformatted_20_Text">
      <style:text-properties officeooo:rsid="0002a821" officeooo:paragraph-rsid="0002a821"/>
    </style:style>
    <style:style style:name="P2" style:family="paragraph" style:parent-style-name="Preformatted_20_Text">
      <style:text-properties officeooo:rsid="0002da86" officeooo:paragraph-rsid="0002da86"/>
    </style:style>
    <style:style style:name="P3" style:family="paragraph" style:parent-style-name="Preformatted_20_Text">
      <style:text-properties officeooo:paragraph-rsid="00089572"/>
    </style:style>
    <style:style style:name="P4" style:family="paragraph" style:parent-style-name="Preformatted_20_Text">
      <style:text-properties officeooo:paragraph-rsid="00092068"/>
    </style:style>
    <style:style style:name="P5" style:family="paragraph" style:parent-style-name="Preformatted_20_Text">
      <style:text-properties officeooo:paragraph-rsid="000c3e29"/>
    </style:style>
    <style:style style:name="P6" style:family="paragraph" style:parent-style-name="Preformatted_20_Text">
      <style:text-properties officeooo:rsid="000c3e29" officeooo:paragraph-rsid="000c3e29"/>
    </style:style>
    <style:style style:name="P7" style:family="paragraph" style:parent-style-name="Standard">
      <style:text-properties officeooo:paragraph-rsid="000178a1"/>
    </style:style>
    <style:style style:name="P8" style:family="paragraph" style:parent-style-name="Standard">
      <style:text-properties officeooo:rsid="000c3e29" officeooo:paragraph-rsid="000c3e29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e4ca9" officeooo:paragraph-rsid="000178a1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6dc85" officeooo:paragraph-rsid="0006dc85" style:font-weight-asian="bold" style:font-weight-complex="bold"/>
    </style:style>
    <style:style style:name="P11" style:family="paragraph" style:parent-style-name="Table_20_Contents">
      <style:text-properties officeooo:rsid="000178a1" officeooo:paragraph-rsid="000178a1"/>
    </style:style>
    <style:style style:name="P12" style:family="paragraph" style:parent-style-name="Table_20_Contents">
      <style:text-properties officeooo:paragraph-rsid="000178a1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fo:font-size="10pt" officeooo:rsid="000178a1" officeooo:paragraph-rsid="000178a1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Liberation Mono" fo:font-size="10pt" officeooo:paragraph-rsid="000178a1" style:font-size-asian="10pt" style:font-size-complex="10pt"/>
    </style:style>
    <style:style style:name="P15" style:family="paragraph" style:parent-style-name="Table_20_Contents">
      <style:text-properties officeooo:rsid="0002da86" officeooo:paragraph-rsid="0002da86"/>
    </style:style>
    <style:style style:name="P16" style:family="paragraph" style:parent-style-name="Text_20_body">
      <style:text-properties officeooo:rsid="00010485" officeooo:paragraph-rsid="00010485"/>
    </style:style>
    <style:style style:name="P17" style:family="paragraph" style:parent-style-name="Text_20_body">
      <style:text-properties officeooo:rsid="000178a1" officeooo:paragraph-rsid="000178a1"/>
    </style:style>
    <style:style style:name="P18" style:family="paragraph" style:parent-style-name="Text_20_body">
      <style:text-properties officeooo:rsid="0002a821" officeooo:paragraph-rsid="0002a821"/>
    </style:style>
    <style:style style:name="P19" style:family="paragraph" style:parent-style-name="Text_20_body">
      <style:text-properties officeooo:rsid="0002a821" officeooo:paragraph-rsid="0002da86"/>
    </style:style>
    <style:style style:name="P20" style:family="paragraph" style:parent-style-name="Text_20_body">
      <style:text-properties officeooo:rsid="0002da86" officeooo:paragraph-rsid="0002da86"/>
    </style:style>
    <style:style style:name="P21" style:family="paragraph" style:parent-style-name="Text_20_body">
      <style:paragraph-properties fo:text-align="center" style:justify-single-word="false"/>
      <style:text-properties style:font-name="Liberation Mono" fo:font-size="10pt" officeooo:rsid="0002a821" officeooo:paragraph-rsid="0002da86" style:font-size-asian="10pt" style:font-size-complex="10pt"/>
    </style:style>
    <style:style style:name="P2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ext_20_body">
      <style:text-properties officeooo:rsid="000c3e29" officeooo:paragraph-rsid="000c3e29"/>
    </style:style>
    <style:style style:name="P24" style:family="paragraph" style:parent-style-name="Text_20_body">
      <style:text-properties officeooo:paragraph-rsid="000c3e29"/>
    </style:style>
    <style:style style:name="P25" style:family="paragraph" style:parent-style-name="Heading_20_2">
      <style:text-properties officeooo:rsid="0002a821" officeooo:paragraph-rsid="0002a821"/>
    </style:style>
    <style:style style:name="P26" style:family="paragraph" style:parent-style-name="Text_20_body">
      <style:text-properties officeooo:rsid="0014fd60" officeooo:paragraph-rsid="0014fd60"/>
    </style:style>
    <style:style style:name="T1" style:family="text">
      <style:text-properties officeooo:rsid="000178a1"/>
    </style:style>
    <style:style style:name="T2" style:family="text">
      <style:text-properties officeooo:rsid="000e4ca9"/>
    </style:style>
    <style:style style:name="T3" style:family="text">
      <style:text-properties officeooo:rsid="0002a821"/>
    </style:style>
    <style:style style:name="T4" style:family="text">
      <style:text-properties style:font-name="Liberation Mono" fo:font-size="10pt" officeooo:rsid="0002a821" style:font-size-asian="10pt" style:font-size-complex="10pt"/>
    </style:style>
    <style:style style:name="T5" style:family="text">
      <style:text-properties style:font-name="Liberation Mono" fo:font-size="10pt" fo:font-weight="bold" officeooo:rsid="0003d12e" style:font-size-asian="10pt" style:font-weight-asian="bold" style:font-size-complex="10pt" style:font-weight-complex="bold"/>
    </style:style>
    <style:style style:name="T6" style:family="text">
      <style:text-properties officeooo:rsid="0002da8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ffff38" style:font-name="Liberation Mono" fo:font-size="10pt" fo:font-weight="bold" officeooo:rsid="0002da86" style:font-name-asian="Noto Sans Mono CJK SC" style:font-size-asian="10pt" style:font-name-complex="Liberation Mono" style:font-size-complex="10pt"/>
    </style:style>
    <style:style style:name="T11" style:family="text">
      <style:text-properties fo:color="#ffff38" style:font-name="Liberation Mono" fo:font-size="10pt" fo:font-weight="bold" officeooo:rsid="001093ff" style:font-name-asian="Noto Sans Mono CJK SC" style:font-size-asian="10pt" style:font-name-complex="Liberation Mono" style:font-size-complex="10pt"/>
    </style:style>
    <style:style style:name="T12" style:family="text">
      <style:text-properties officeooo:rsid="00032648"/>
    </style:style>
    <style:style style:name="T13" style:family="text">
      <style:text-properties officeooo:rsid="0003d12e"/>
    </style:style>
    <style:style style:name="T14" style:family="text">
      <style:text-properties officeooo:rsid="0005869e"/>
    </style:style>
    <style:style style:name="T15" style:family="text">
      <style:text-properties officeooo:rsid="000c3e29"/>
    </style:style>
    <style:style style:name="T16" style:family="text">
      <style:text-properties officeooo:rsid="000de3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QDL DB</text:p>
      <text:h text:style-name="Heading_20_1" text:outline-level="1">Introduction</text:h>
      <text:p text:style-name="P16">The QDL database extension. <text:span text:style-name="T1">A module that allows access to various databases </text:span><text:span text:style-name="T16">and has an extremely simple syntax – there are 4 functions and that’s it</text:span><text:span text:style-name="T1">. </text:span><text:span text:style-name="T12">This is designed not to be a full fledged database application, but a tools module that allows for all the basic access to various databases with the grunt work of converting between types as well as having a way to work seamlessly with native SQL types. Typically you would write your database application using this module.</text:span></text:p>
      <text:h text:style-name="Heading_20_1" text:outline-level="1">Loading the module</text:h>
      <text:p text:style-name="P17">To load the module, invoke</text:p>
      <text:p text:style-name="Preformatted_20_Text"><text:s text:c="3"/>q := module_load('edu.uiuc.ncsa.qdl.extensions.database.QDLDBModule', 'java')</text:p>
      <text:p text:style-name="Preformatted_20_Text"><text:s text:c="4"/>module_import(q)</text:p>
      <text:p text:style-name="P17"/>
      <text:p text:style-name="Heading">Supported functions</text:p>
      <text:p text:style-name="P17"/>
      <table:table table:name="Table1" table:style-name="Table1">
        <table:table-column table:style-name="Table1.A" table:number-columns-repeated="2"/>
        <table:table-column table:style-name="Table1.C"/>
        <table:table-row table:style-name="TableLine93948277259840">
          <table:table-cell table:style-name="Table1.A1" office:value-type="string">
            <text:p text:style-name="P9">Name</text:p>
          </table:table-cell>
          <table:table-cell table:style-name="Table1.A1" office:value-type="string">
            <text:p text:style-name="P9">Description</text:p>
          </table:table-cell>
          <table:table-cell table:style-name="Table1.C1" office:value-type="string">
            <text:p text:style-name="P9">Comment</text:p>
          </table:table-cell>
        </table:table-row>
        <table:table-row table:style-name="TableLine93948281570832">
          <table:table-cell table:style-name="Table1.A2" office:value-type="string">
            <text:p text:style-name="P14"><text:span text:style-name="T1">connect</text:span>(<text:span text:style-name="T1">cfg.</text:span>)</text:p>
          </table:table-cell>
          <table:table-cell table:style-name="Table1.A2" office:value-type="string">
            <text:p text:style-name="P11">Open a connection to the database</text:p>
          </table:table-cell>
          <table:table-cell table:style-name="Table1.C2" office:value-type="string">
            <text:p text:style-name="P12"><text:span text:style-name="T2">All </text:span><text:span text:style-name="T1">other </text:span><text:span text:style-name="T2">requests will fail until </text:span><text:span text:style-name="T1">this</text:span><text:span text:style-name="T2"> is called</text:span></text:p>
          </table:table-cell>
        </table:table-row>
        <table:table-row table:style-name="TableLine93948280656176">
          <table:table-cell table:style-name="Table1.A2" office:value-type="string">
            <text:p text:style-name="P13">execute(stmt{,args.})</text:p>
          </table:table-cell>
          <table:table-cell table:style-name="Table1.A2" office:value-type="string">
            <text:p text:style-name="P11">Execute a statement with no result</text:p>
          </table:table-cell>
          <table:table-cell table:style-name="Table1.C2" office:value-type="string">
            <text:p text:style-name="P12"/>
          </table:table-cell>
        </table:table-row>
        <table:table-row table:style-name="TableLine93948270233600">
          <table:table-cell table:style-name="Table1.A2" office:value-type="string">
            <text:p text:style-name="P13">read(stmt{, args.})</text:p>
          </table:table-cell>
          <table:table-cell table:style-name="Table1.A2" office:value-type="string">
            <text:p text:style-name="P11">Execute a statement with a result</text:p>
          </table:table-cell>
          <table:table-cell table:style-name="Table1.C2" office:value-type="string">
            <text:p text:style-name="P12"/>
          </table:table-cell>
        </table:table-row>
        <table:table-row table:style-name="TableLine93948270234448">
          <table:table-cell table:style-name="Table1.A2" office:value-type="string">
            <text:p text:style-name="P13">update(stmt{,args.})</text:p>
          </table:table-cell>
          <table:table-cell table:style-name="Table1.A2" office:value-type="string">
            <text:p text:style-name="P11">Update an entry in the database</text:p>
          </table:table-cell>
          <table:table-cell table:style-name="Table1.C2" office:value-type="string">
            <text:p text:style-name="P12"/>
          </table:table-cell>
        </table:table-row>
      </table:table>
      <text:p text:style-name="P7"/>
      <text:p text:style-name="Heading">Variables</text:p>
      <text:p text:style-name="Text_20_body"><text:span text:style-name="T4">types. </text:span>- <text:span text:style-name="T3">a stem of names and integer values, </text:span></text:p>
      <text:p text:style-name="Preformatted_20_Text"><text:s/>types.</text:p>
      <text:p text:style-name="P4">{</text:p>
      <text:p text:style-name="P4"><text:s/>NUMERIC:2, </text:p>
      <text:p text:style-name="P3"><text:s/>FLOAT:6, </text:p>
      <text:p text:style-name="P3"><text:s/>BLOB:2004, </text:p>
      <text:p text:style-name="P3"><text:s/>LONGVARCHAR:-1, </text:p>
      <text:p text:style-name="P3"><text:s/>CLOB:2005, </text:p>
      <text:p text:style-name="P3"><text:s/>ARRAY:2003, </text:p>
      <text:p text:style-name="P3"><text:s/>BINARY:-2, </text:p>
      <text:p text:style-name="P3"><text:s/>CHAR:1, </text:p>
      <text:p text:style-name="P3"><text:s/>BIGINT:-5, </text:p>
      <text:p text:style-name="P3"><text:s/>TIME:92, </text:p>
      <text:p text:style-name="P3"><text:s/>BIT:-7, </text:p>
      <text:p text:style-name="P3"><text:soft-page-break/><text:s/>DATE:91, </text:p>
      <text:p text:style-name="P3"><text:s/>REF:2006, </text:p>
      <text:p text:style-name="P3"><text:s/>SQLXML:2009, </text:p>
      <text:p text:style-name="P3"><text:s/>SMALLINT:5, </text:p>
      <text:p text:style-name="P3"><text:s/>TIMESTAMP:93, </text:p>
      <text:p text:style-name="P3"><text:s/>VARCHAR:12, </text:p>
      <text:p text:style-name="P3"><text:s/>REAL:7, </text:p>
      <text:p text:style-name="P3"><text:s/>VARBINARY:-3, </text:p>
      <text:p text:style-name="P3"><text:s/>DOUBLE:8, </text:p>
      <text:p text:style-name="P3"><text:s/>STRUCT:2002, </text:p>
      <text:p text:style-name="P3"><text:s/>TINYINT:-6, </text:p>
      <text:p text:style-name="P3"><text:s/>INTEGER:4</text:p>
      <text:p text:style-name="P3">}</text:p>
      <text:p text:style-name="Text_20_body"/>
      <text:p text:style-name="Text_20_body"><text:span text:style-name="T3">These are internal values and should not be altered. </text:span><text:s/></text:p>
      <text:h text:style-name="P25" text:outline-level="2">Arguments</text:h>
      <text:p text:style-name="P18">The statement in each of the calls above is a string. It may be either hard coded such as </text:p>
      <text:p text:style-name="Preformatted_20_Text">select * from my_table where id='42'</text:p>
      <text:p text:style-name="P18"/>
      <text:p text:style-name="P18">which would be issued as</text:p>
      <text:p text:style-name="P1">db#read('select * from my_table where id=\'42\'');</text:p>
      <text:p text:style-name="P18">Or it may be prepared with ? signs replacing the arguments and a list of arguments and possibly their types supplied.</text:p>
      <text:p text:style-name="P18">QDL tries to be helpful, in that if you supply no SQL type, <text:s/>it will be inferred, so a string will be treated as if it is a string. </text:p>
      <text:p text:style-name="P18">That said, databases can have any number of oddities so if you need a specific SQL type (e.g. you have a column that is a tinyint) then by all means specify it. In this case, if the argument were a tiny int, you would issue</text:p>
      <text:p text:style-name="P1">db#read('select * from my_table where id=?', [42,types.TINYINT]);</text:p>
      <text:p text:style-name="Text_20_body"/>
      <text:p text:style-name="P18">Prepared statements are also extremely useful so you don’t have to do a lot of escaping of quotes. For instance to do a search using a regex might look like</text:p>
      <text:p text:style-name="Preformatted_20_Text"><text:s text:c="5"/>db#read('select client_id from oauth2.clients where client_id regexp ?', ['.*123.*'])</text:p>
      <text:p text:style-name="Preformatted_20_Text">{client_id:oa4mp:/client_id/7142f3461239deb57d98ba3a4636}</text:p>
      <text:p text:style-name="Text_20_body"/>
      <text:h text:style-name="Heading_20_2" text:outline-level="2">Responses</text:h>
      <text:p text:style-name="P8">A <text:span text:style-name="T8">stem response</text:span> is of the form </text:p>
      <text:p text:style-name="P23"/>
      <text:p text:style-name="Preformatted_20_Text">{<text:span text:style-name="T11">column</text:span><text:span text:style-name="T15">0</text:span>:value<text:span text:style-name="T15">0</text:span>, <text:span text:style-name="T11">column</text:span><text:span text:style-name="T15">1</text:span>:value<text:span text:style-name="T15">1, </text:span>…}</text:p>
      <text:p text:style-name="P23"/>
      <text:p text:style-name="P24"><text:soft-page-break/><text:span text:style-name="T15">The response from a read will be either a stem response (if there is a single row returned) or a list of them for multiple rows. <text:s/></text:span><text:span text:style-name="T16">The type of the value will be one of the basic QDL types, matched up to the response from the server. Default case is value is a string.</text:span></text:p>
      <text:p text:style-name="P23">Only a read will return a response. <text:s/>In the example above, including the response we would have </text:p>
      <text:p text:style-name="P5"><text:s text:c="5"/>db#read('select client_id from oauth2.clients where client_id regexp ?', ['.*123.*'])</text:p>
      <text:p text:style-name="P6">{client_id:oa4mp:/client_id/7142f3461239deb57d98ba3a4636} </text:p>
      <text:p text:style-name="Text_20_body"/>
      <text:p text:style-name="Text_20_body">In this <text:span text:style-name="T16">case, the select statement requested a single column, client_id and that is therefore the only key in the response. </text:span></text:p>
      <text:h text:style-name="Heading_20_1" text:outline-level="1">Connecting to the database</text:h>
      <text:p text:style-name="P18">The basic way to do this is to create a stem of values and pass that to the connect function. Supported values are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948274609712">
          <table:table-cell table:style-name="Table2.A1" office:value-type="string">
            <text:p text:style-name="P22">Name</text:p>
          </table:table-cell>
          <table:table-cell table:style-name="Table2.A1" office:value-type="string">
            <text:p text:style-name="P10">Description</text:p>
          </table:table-cell>
          <table:table-cell table:style-name="Table2.C1" office:value-type="string">
            <text:p text:style-name="P10">Comment</text:p>
          </table:table-cell>
        </table:table-row>
        <table:table-row table:style-name="TableLine93948271843808">
          <table:table-cell table:style-name="Table2.A2" office:value-type="string">
            <text:p text:style-name="P21">username </text:p>
          </table:table-cell>
          <table:table-cell table:style-name="Table2.A2" office:value-type="string">
            <text:p text:style-name="P15">The user name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3948257578416">
          <table:table-cell table:style-name="Table2.A2" office:value-type="string">
            <text:p text:style-name="P21">password</text:p>
          </table:table-cell>
          <table:table-cell table:style-name="Table2.A2" office:value-type="string">
            <text:p text:style-name="P15">The password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3948235535360">
          <table:table-cell table:style-name="Table2.A2" office:value-type="string">
            <text:p text:style-name="P21">database </text:p>
          </table:table-cell>
          <table:table-cell table:style-name="Table2.A2" office:value-type="string">
            <text:p text:style-name="P15">The name of the database</text:p>
          </table:table-cell>
          <table:table-cell table:style-name="Table2.C2" office:value-type="string">
            <text:p text:style-name="P15">In Derby this is the path </text:p>
          </table:table-cell>
        </table:table-row>
        <table:table-row table:style-name="TableLine93948280882496">
          <table:table-cell table:style-name="Table2.A2" office:value-type="string">
            <text:p text:style-name="P21">schema</text:p>
          </table:table-cell>
          <table:table-cell table:style-name="Table2.A2" office:value-type="string">
            <text:p text:style-name="P15">The schema 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3948284243584">
          <table:table-cell table:style-name="Table2.A2" office:value-type="string">
            <text:p text:style-name="P21">host</text:p>
          </table:table-cell>
          <table:table-cell table:style-name="Table2.A2" office:value-type="string">
            <text:p text:style-name="P15">The host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3948274609136">
          <table:table-cell table:style-name="Table2.A2" office:value-type="string">
            <text:p text:style-name="P21">port</text:p>
          </table:table-cell>
          <table:table-cell table:style-name="Table2.A2" office:value-type="string">
            <text:p text:style-name="P15">The port</text:p>
          </table:table-cell>
          <table:table-cell table:style-name="Table2.C2" office:value-type="string">
            <text:p text:style-name="P15">Standard ports are 3306 for maria DB and mysql and 5432 for postgres. Derby does not use ports</text:p>
          </table:table-cell>
        </table:table-row>
        <table:table-row table:style-name="TableLine93948235510784">
          <table:table-cell table:style-name="Table2.A2" office:value-type="string">
            <text:p text:style-name="P21">parameters </text:p>
          </table:table-cell>
          <table:table-cell table:style-name="Table2.A2" office:value-type="string">
            <text:p text:style-name="P15">Specific connection parameters</text:p>
          </table:table-cell>
          <table:table-cell table:style-name="Table2.C2" office:value-type="string">
            <text:p text:style-name="P15">These are very vendor specific</text:p>
          </table:table-cell>
        </table:table-row>
        <table:table-row table:style-name="TableLine93948226687456">
          <table:table-cell table:style-name="Table2.A2" office:value-type="string">
            <text:p text:style-name="P21">useSSL</text:p>
          </table:table-cell>
          <table:table-cell table:style-name="Table2.A2" office:value-type="string">
            <text:p text:style-name="P15">Use SSL for the connection</text:p>
          </table:table-cell>
          <table:table-cell table:style-name="Table2.C2" office:value-type="string">
            <text:p text:style-name="P15">Make <text:span text:style-name="T7">sure</text:span><text:span text:style-name="T9"> you have set up SSL correctly first!</text:span></text:p>
          </table:table-cell>
        </table:table-row>
        <table:table-row table:style-name="TableLine93948273453056">
          <table:table-cell table:style-name="Table2.A2" office:value-type="string">
            <text:p text:style-name="P21">bootPassword</text:p>
          </table:table-cell>
          <table:table-cell table:style-name="Table2.A2" office:value-type="string">
            <text:p text:style-name="P15">The boot password</text:p>
          </table:table-cell>
          <table:table-cell table:style-name="Table2.C2" office:value-type="string">
            <text:p text:style-name="P15">Derby only</text:p>
          </table:table-cell>
        </table:table-row>
        <table:table-row table:style-name="TableLine93948273454016">
          <table:table-cell table:style-name="Table2.A2" office:value-type="string">
            <text:p text:style-name="P21"><text:span text:style-name="T6">i</text:span>nMemory</text:p>
          </table:table-cell>
          <table:table-cell table:style-name="Table2.A2" office:value-type="string">
            <text:p text:style-name="P15">Run in memory only</text:p>
          </table:table-cell>
          <table:table-cell table:style-name="Table2.C2" office:value-type="string">
            <text:p text:style-name="P15">Derby. Note that this database will vanish as soon as you exit QDL.</text:p>
          </table:table-cell>
        </table:table-row>
        <table:table-row table:style-name="TableLine93948236041904">
          <table:table-cell table:style-name="Table2.A2" office:value-type="string">
            <text:p text:style-name="P21"><text:span text:style-name="T6">t</text:span>ype </text:p>
          </table:table-cell>
          <table:table-cell table:style-name="Table2.A2" office:value-type="string">
            <text:p text:style-name="P15">The type of the connection</text:p>
          </table:table-cell>
          <table:table-cell table:style-name="Table2.C2" office:value-type="string">
            <text:p text:style-name="P19">One of mysql, mariadb, postgres or derby</text:p>
          </table:table-cell>
        </table:table-row>
      </table:table>
      <text:p text:style-name="P18"/>
      <text:p text:style-name="Heading">An Example </text:p>
      <text:p text:style-name="Preformatted_20_Text"><text:s text:c="4"/>cfg.'username' := '<text:span text:style-name="T10">qdl-user</text:span>';</text:p>
      <text:p text:style-name="Preformatted_20_Text"><text:s text:c="4"/>cfg.'password' := '<text:span text:style-name="T10">w00fity</text:span>';</text:p>
      <text:p text:style-name="Preformatted_20_Text"><text:s text:c="4"/>cfg.'schema' := '<text:span text:style-name="T10">qdl_test</text:span>';</text:p>
      <text:p text:style-name="Preformatted_20_Text"><text:soft-page-break/><text:s text:c="4"/>cfg.'database' := '<text:span text:style-name="T10">qdl_test</text:span>';</text:p>
      <text:p text:style-name="Preformatted_20_Text"><text:s text:c="4"/>cfg.'host' := 'localhost';</text:p>
      <text:p text:style-name="Preformatted_20_Text"><text:s text:c="4"/>cfg.'port' := 3306;</text:p>
      <text:p text:style-name="Preformatted_20_Text"><text:s text:c="4"/>cfg.'type' := 'mariadb';</text:p>
      <text:p text:style-name="P2"><text:s text:c="3"/>db#connect(cfg.);</text:p>
      <text:p text:style-name="P2">true</text:p>
      <text:p text:style-name="Text_20_body"/>
      <text:p text:style-name="P20">This indicates that a connection to the database was made. <text:s text:c="2"/>Here is a test to count the rows in one of the tables</text:p>
      <text:p text:style-name="Preformatted_20_Text"><text:s text:c="5"/>db#read('select count(*) from transactions');</text:p>
      <text:p text:style-name="Preformatted_20_Text">{count(*):161}</text:p>
      <text:p text:style-name="Text_20_body"/>
      <text:p text:style-name="Text_20_body"><text:span text:style-name="T12">The result is a stem. </text:span><text:span text:style-name="T13">Note that the database engine itself returned the name of the result as </text:span><text:span text:style-name="T5">'count(*)' </text:span><text:span text:style-name="T13">and this may vary by vendor. </text:span><text:span text:style-name="T14">In any case, there are 161 entries in the given table for the given database.</text:span></text:p>
      <text:h text:style-name="Heading_20_3" text:outline-level="3">How do I close a connection?</text:h>
      <text:p text:style-name="P26">You don’t. <text:s/>Connecting to the database means creating a pool that makes connections and destroys them as needed, so there is no single connection to dispose of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0a0acf"/>
      <style:paragraph-properties fo:margin-top="0in" fo:margin-bottom="0in" loext:contextual-spacing="false" fo:background-color="#0a0acf"/>
      <style:text-properties fo:color="#ffff38" style:font-name="Liberation Mono" fo:font-family="'Liberation Mono'" style:font-family-generic="modern" style:font-pitch="fixed" fo:font-size="10pt" fo:font-weight="bold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14:38:26.686600667</meta:creation-date>
    <dc:date>2023-03-01T14:25:43.059173217</dc:date>
    <meta:editing-duration>PT2H57M21S</meta:editing-duration>
    <meta:editing-cycles>13</meta:editing-cycles>
    <meta:generator>LibreOffice/6.4.7.2$Linux_X86_64 LibreOffice_project/40$Build-2</meta:generator>
    <meta:document-statistic meta:table-count="2" meta:image-count="0" meta:object-count="0" meta:page-count="4" meta:paragraph-count="119" meta:word-count="740" meta:character-count="4655" meta:non-whitespace-character-count="3912"/>
  </office:meta>
</office:document-meta>
</file>